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5.689cm" fo:margin-left="0.002cm" fo:margin-top="0cm" fo:margin-bottom="0cm" table:align="left" style:writing-mode="lr-tb"/>
    </style:style>
    <style:style style:name="Table1.A" style:family="table-column">
      <style:table-column-properties style:column-width="8.851cm"/>
    </style:style>
    <style:style style:name="Table1.B" style:family="table-column">
      <style:table-column-properties style:column-width="16.8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48cm" fo:padding-right="0.049cm" fo:padding-top="0.049cm" fo:padding-bottom="0.049cm" fo:border-left="0.25pt solid #808080" fo:border-right="none" fo:border-top="0.25pt solid #808080" fo:border-bottom="0.25pt solid #808080">
        <style:background-image/>
      </style:table-cell-properties>
    </style:style>
    <style:style style:name="Table1.B1" style:family="table-cell">
      <style:table-cell-properties fo:background-color="transparent" fo:padding-left="0.048cm" fo:padding-right="0.049cm" fo:padding-top="0.049cm" fo:padding-bottom="0.049cm" fo:border="0.25pt solid #808080">
        <style:background-image/>
      </style:table-cell-properties>
    </style:style>
    <style:style style:name="Table1.7" style:family="table-row">
      <style:table-row-properties style:min-row-height="0.683cm" fo:keep-together="auto"/>
    </style:style>
    <style:style style:name="Table1.17" style:family="table-row">
      <style:table-row-properties style:min-row-height="1.949cm" fo:keep-together="auto"/>
    </style:style>
    <style:style style:name="P1" style:family="paragraph" style:parent-style-name="Heading_20_1" style:list-style-name="WWNum1" style:master-page-name="Standard">
      <style:paragraph-properties fo:text-align="center" style:justify-single-word="false" style:page-number="auto"/>
    </style:style>
    <style:style style:name="P2" style:family="paragraph" style:parent-style-name="Standard">
      <style:text-properties style:text-underline-style="none" fo:font-weight="normal" officeooo:rsid="00120055" officeooo:paragraph-rsid="0016af39" style:font-weight-asian="normal" style:font-weight-complex="normal"/>
    </style:style>
    <style:style style:name="P3" style:family="paragraph" style:parent-style-name="Standard">
      <style:text-properties style:text-underline-style="none" officeooo:rsid="00120055" officeooo:paragraph-rsid="00120055"/>
    </style:style>
    <style:style style:name="P4" style:family="paragraph" style:parent-style-name="Standard">
      <style:text-properties officeooo:rsid="000e84ba" officeooo:paragraph-rsid="000e84ba" fo:background-color="#ffff00"/>
    </style:style>
    <style:style style:name="P5" style:family="paragraph" style:parent-style-name="Standard">
      <style:text-properties officeooo:paragraph-rsid="0016743c" fo:background-color="#ffff00"/>
    </style:style>
    <style:style style:name="P6" style:family="paragraph" style:parent-style-name="Table_20_Contents">
      <style:text-properties fo:color="#000000" loext:opacity="100%" fo:language="en" fo:country="GB" fo:font-weight="bold" officeooo:paragraph-rsid="00120055" style:font-weight-asian="bold" style:font-weight-complex="bold"/>
    </style:style>
    <style:style style:name="P7" style:family="paragraph" style:parent-style-name="Table_20_Contents">
      <style:text-properties fo:color="#000000" loext:opacity="100%" fo:language="en" fo:country="GB"/>
    </style:style>
    <style:style style:name="P8" style:family="paragraph" style:parent-style-name="Table_20_Contents">
      <style:text-properties fo:color="#000000" loext:opacity="100%" fo:font-weight="bold" officeooo:paragraph-rsid="00120055" style:font-weight-asian="bold" style:font-weight-complex="bold"/>
    </style:style>
    <style:style style:name="P9" style:family="paragraph" style:parent-style-name="Table_20_Contents">
      <style:text-properties fo:color="#000000" loext:opacity="100%" fo:language="en" fo:country="GB" fo:font-weight="bold" style:font-weight-asian="bold" style:font-weight-complex="bold"/>
    </style:style>
    <style:style style:name="P10" style:family="paragraph" style:parent-style-name="Table_20_Contents">
      <style:text-properties officeooo:paragraph-rsid="00120055"/>
    </style:style>
    <style:style style:name="P11" style:family="paragraph" style:parent-style-name="Table_20_Contents">
      <style:text-properties fo:color="#000000" loext:opacity="100%" fo:language="en" fo:country="GB" fo:font-style="italic" officeooo:paragraph-rsid="0016743c" style:font-style-asian="italic"/>
    </style:style>
    <style:style style:name="P12" style:family="paragraph" style:parent-style-name="Table_20_Contents">
      <style:text-properties fo:color="#000000" loext:opacity="100%" officeooo:rsid="001e4e6d" officeooo:paragraph-rsid="001e4e6d"/>
    </style:style>
    <style:style style:name="P13" style:family="paragraph" style:parent-style-name="Text_20_body">
      <style:paragraph-properties fo:margin-top="0cm" fo:margin-bottom="0cm" style:contextual-spacing="false"/>
      <style:text-properties fo:color="#000000" loext:opacity="100%" fo:language="en" fo:country="GB" fo:font-style="italic" style:font-style-asian="italic"/>
    </style:style>
    <style:style style:name="P14" style:family="paragraph" style:parent-style-name="Table_20_Contents">
      <style:text-properties fo:color="#000000" loext:opacity="100%" fo:language="en" fo:country="GB" fo:font-style="italic" style:font-style-asian="italic"/>
    </style:style>
    <style:style style:name="P15" style:family="paragraph" style:parent-style-name="Text_20_body">
      <style:paragraph-properties fo:margin-top="0cm" fo:margin-bottom="0cm" style:contextual-spacing="false"/>
    </style:style>
    <style:style style:name="P16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17" style:family="paragraph" style:parent-style-name="Table_20_Contents">
      <style:text-properties fo:color="#000000" loext:opacity="100%"/>
    </style:style>
    <style:style style:name="P18" style:family="paragraph" style:parent-style-name="Standard">
      <style:text-properties officeooo:rsid="000e84ba" officeooo:paragraph-rsid="000e84ba" fo:background-color="transparent"/>
    </style:style>
    <style:style style:name="P19" style:family="paragraph" style:parent-style-name="Text_20_body">
      <style:text-properties fo:font-weight="bold" officeooo:rsid="001dfa6e" officeooo:paragraph-rsid="001dfa6e" style:font-weight-asian="bold" style:font-weight-complex="bold"/>
    </style:style>
    <style:style style:name="P20" style:family="paragraph" style:parent-style-name="Text_20_body">
      <style:text-properties officeooo:paragraph-rsid="0016f221"/>
    </style:style>
    <style:style style:name="P21" style:family="paragraph" style:parent-style-name="Standard">
      <style:text-properties officeooo:rsid="000fc546" officeooo:paragraph-rsid="000fc546" fo:background-color="transparent"/>
    </style:style>
    <style:style style:name="P22" style:family="paragraph" style:parent-style-name="Standard">
      <style:text-properties officeooo:rsid="000fc546" officeooo:paragraph-rsid="0016f221" fo:background-color="transparent"/>
    </style:style>
    <style:style style:name="T1" style:family="text">
      <style:text-properties officeooo:rsid="0016743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officeooo:rsid="0016af39"/>
    </style:style>
    <style:style style:name="T5" style:family="text">
      <style:text-properties officeooo:rsid="0016743c" fo:background-color="transparent" loext:char-shading-value="0"/>
    </style:style>
    <style:style style:name="T6" style:family="text">
      <style:text-properties fo:font-weight="bold" officeooo:rsid="0016743c" fo:background-color="#ffff00" loext:char-shading-value="0" style:font-weight-asian="bold" style:font-weight-complex="bold"/>
    </style:style>
    <style:style style:name="T7" style:family="text">
      <style:text-properties style:use-window-font-color="true" loext:opacity="0%" officeooo:rsid="0016743c" fo:background-color="transparent" loext:char-shading-value="0"/>
    </style:style>
    <style:style style:name="T8" style:family="text">
      <style:text-properties officeooo:rsid="0016af39" fo:background-color="transparent" loext:char-shading-value="0"/>
    </style:style>
    <style:style style:name="T9" style:family="text">
      <style:text-properties style:text-underline-style="solid" style:text-underline-width="auto" style:text-underline-color="font-color" fo:font-weight="bold" officeooo:rsid="0016af39" fo:background-color="#ffff00" loext:char-shading-value="0" style:font-weight-asian="bold" style:font-weight-complex="bold"/>
    </style:style>
    <style:style style:name="T10" style:family="text">
      <style:text-properties fo:font-weight="bold" officeooo:rsid="0016af39" fo:background-color="#ffff00" loext:char-shading-value="0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120055"/>
    </style:style>
    <style:style style:name="T14" style:family="text">
      <style:text-properties fo:font-style="italic" fo:font-weight="bold" officeooo:rsid="00120055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officeooo:rsid="00120055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officeooo:rsid="00120055" style:font-style-asian="normal" style:font-weight-asian="normal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weight="bold" officeooo:rsid="0016743c" style:font-weight-asian="bold" style:font-weight-complex="bold"/>
    </style:style>
    <style:style style:name="T20" style:family="text">
      <style:text-properties officeooo:rsid="0016f221"/>
    </style:style>
    <style:style style:name="T21" style:family="text">
      <style:text-properties fo:color="#000000" loext:opacity="100%" fo:language="en" fo:country="GB" fo:font-weight="bold" style:font-weight-asian="bold" style:font-weight-complex="bold"/>
    </style:style>
    <style:style style:name="T22" style:family="text">
      <style:text-properties fo:color="#000000" loext:opacity="100%" fo:language="en" fo:country="GB" fo:font-style="italic" style:font-style-asian="italic"/>
    </style:style>
    <style:style style:name="T23" style:family="text">
      <style:text-properties fo:color="#000000" loext:opacity="100%" fo:language="en" fo:country="GB" fo:font-style="italic" officeooo:rsid="000c0eba" style:font-style-asian="italic"/>
    </style:style>
    <style:style style:name="T24" style:family="text">
      <style:text-properties officeooo:rsid="000fdb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" text:outline-level="1">Parallel Computing Reflective Journal Template <text:span text:style-name="T1">2024</text:span></text:h>
        </text:list-item>
      </text:list>
      <text:p text:style-name="P2"><text:span text:style-name="T2">Please name this file</text:span>: <text:span text:style-name="T3">Firstname_Surname_Journal_XX.odt</text:span>, where XX is the number of the Practical; <text:span text:style-name="T4">for </text:span>e.g.: Kevin_Farrell_Journal_01.odt, <text:span text:style-name="T1">and </text:span><text:span text:style-name="T5">save it in your </text:span><text:span text:style-name="T6">Documents directory</text:span><text:span text:style-name="T7"> on your Linux VM, or a specified folder on your Apple Mac Laptop</text:span><text:span text:style-name="T5">.</text:span></text:p>
      <text:p text:style-name="P2"><text:span text:style-name="T5"/></text:p>
      <text:p text:style-name="P2"><text:span text:style-name="T8">Complete it </text:span><text:span text:style-name="T9">before</text:span><text:span text:style-name="T8"> you finish the practical session and </text:span><text:span text:style-name="T10">upload</text:span><text:span text:style-name="T8"> it to the relevant link on Brightspace.</text:span></text:p>
      <text:p text:style-name="P3"><text:span text:style-name="T11"/></text:p>
      <text:p text:style-name="Standard"><text:span text:style-name="T12">Note</text:span>: <text:span text:style-name="T13">You </text:span><text:span text:style-name="T14">must</text:span><text:span text:style-name="T15"> </text:span><text:span text:style-name="T16">p</text:span><text:span text:style-name="T17">rovide</text:span> evidence for your answers, where appropriate, by inserting examples<text:bookmark text:name="_GoBack"/> of Practical work you undertook; for eg: solutions attempted <text:span text:style-name="T13">in the appropriate boxes </text:span><text:span text:style-name="T4">in the table</text:span><text:span text:style-name="T13"> or at the end of this document.</text:span></text:p>
      <text:p text:style-name="Standard"/>
      <text:p text:style-name="P4">Please also paste your work at the end of this document; for eg: your pseudo-code, flow charts, notes that you took, etc.</text:p>
      <text:p text:style-name="P4"/>
      <text:p text:style-name="P5"><text:span text:style-name="T5">Completing this document forms part of the assessment for the module. However, you are expected also to keep a single document called your </text:span><text:span text:style-name="T11">"Project Planning and Coding Manual"</text:span><text:span text:style-name="T18">, </text:span><text:span text:style-name="T5">which contains all of the work you do each week. Your </text:span><text:span text:style-name="T19">Project Planning and Coding Manual</text:span><text:span text:style-name="T1"> may be inspected by your Lecturer at any time.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Student ID:</text:p>
            <text:p text:style-name="P7"/>
          </table:table-cell>
          <table:table-cell table:style-name="Table1.B1" office:value-type="string">
            <text:p text:style-name="P6">Name:<text:span text:style-name="T20">Isabella Sturzu</text:span></text:p>
          </table:table-cell>
        </table:table-row>
        <table:table-row table:style-name="Table1.1">
          <table:table-cell table:style-name="Table1.A1" office:value-type="string">
            <text:p text:style-name="P8">Session Date:</text:p>
            <text:p text:style-name="P9"/>
          </table:table-cell>
          <table:table-cell table:style-name="Table1.B1" office:value-type="string">
            <text:p text:style-name="P10"><text:span text:style-name="T21">Practical Name/Topic:</text:span>Finishing your Serial Code + Basic Programming with Pthreads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1"><text:span text:style-name="T1">A</text:span>part from <text:span text:style-name="T1">reading </text:span>the Practical handout, <text:span text:style-name="T1">w</text:span>hat <text:span text:style-name="T1">background work did you do for</text:span> for this session? <text:span text:style-name="T1">For eg: read about module material, looked at Lecturer videos, looked at other relevant videos, etc.</text:span></text:p>
            <text:p text:style-name="P11"/>
            <text:p text:style-name="P11"/>
          </table:table-cell>
          <table:table-cell table:style-name="Table1.B1" office:value-type="string">
            <text:p text:style-name="P12">Parallel computing textbook</text:p>
          </table:table-cell>
        </table:table-row>
        <table:table-row table:style-name="Table1.1">
          <table:table-cell table:style-name="Table1.A1" office:value-type="string">
            <text:p text:style-name="P13">What were the main points that were new to me in the Practical?</text:p>
            <text:p text:style-name="P14"><text:soft-page-break/></text:p>
            <text:p text:style-name="P14"/>
          </table:table-cell>
          <table:table-cell table:style-name="Table1.B1" office:value-type="string">
            <text:p text:style-name="P15"/>
            <text:p text:style-name="P15"/>
            <text:p text:style-name="P16"><text:soft-page-break/></text:p>
          </table:table-cell>
        </table:table-row>
        <table:table-row table:style-name="Table1.1">
          <table:table-cell table:style-name="Table1.A1" office:value-type="string">
            <text:p text:style-name="P14">What were <text:span text:style-name="T19">three</text:span> main things I learned?</text:p>
            <text:p text:style-name="P14"/>
            <text:p text:style-name="P14"/>
            <text:p text:style-name="P14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3">In trying to solve the problems, what were the things I tried?</text:p>
            <text:p text:style-name="P13"/>
            <text:p text:style-name="P13"/>
          </table:table-cell>
          <table:table-cell table:style-name="Table1.B1" office:value-type="string">
            <text:p text:style-name="P17"/>
          </table:table-cell>
        </table:table-row>
        <table:table-row table:style-name="Table1.7">
          <table:table-cell table:style-name="Table1.A1" office:value-type="string">
            <text:p text:style-name="P13">What went wrong in my initial attempts to solve each problem, and why?</text:p>
            <text:p text:style-name="P13"/>
            <text:p text:style-name="P13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3">What went right in my final attempts to solve each problem, and why?</text:p>
            <text:p text:style-name="P13"/>
            <text:p text:style-name="P13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3">How did my learning in the Practical relate to what I’m learning in other parts of the module; for example: in the Lecture</text:p>
            <text:p text:style-name="P13"/>
            <text:p text:style-name="P13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4">What did we not cover that I expected we should?</text:p>
            <text:p text:style-name="P14"/>
            <text:p text:style-name="P14"/>
          </table:table-cell>
          <table:table-cell table:style-name="Table1.B1" office:value-type="string">
            <text:p text:style-name="P12">Everything was fine</text:p>
          </table:table-cell>
        </table:table-row>
        <text:soft-page-break/>
        <table:table-row table:style-name="Table1.1">
          <table:table-cell table:style-name="Table1.A1" office:value-type="string">
            <text:p text:style-name="P14">What was new or surprising to me?</text:p>
            <text:p text:style-name="P14"/>
            <text:p text:style-name="P14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4">I am still unsure about…</text:p>
            <text:p text:style-name="P14"/>
            <text:p text:style-name="P14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4">Issues that interested me a lot, and that I would like to study in more detail</text:p>
            <text:p text:style-name="P14"/>
            <text:p text:style-name="P14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22">What I most liked about this </text:span><text:span text:style-name="T23">Practical</text:span><text:span text:style-name="T22"> was…</text:span></text:p>
            <text:p text:style-name="P14"/>
            <text:p text:style-name="P14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22">What I most disliked about this </text:span><text:span text:style-name="T23">Practical</text:span><text:span text:style-name="T22"> was…</text:span></text:p>
            <text:p text:style-name="P14"/>
            <text:p text:style-name="P14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3">How did you feel about how you performed in the Practical?</text:p>
            <text:p text:style-name="P13"/>
            <text:p text:style-name="P13"/>
          </table:table-cell>
          <table:table-cell table:style-name="Table1.B1" office:value-type="string">
            <text:p text:style-name="P17"/>
          </table:table-cell>
        </table:table-row>
        <table:table-row table:style-name="Table1.17">
          <table:table-cell table:style-name="Table1.A1" office:value-type="string">
            <text:p text:style-name="Table_20_Contents"><text:span text:style-name="T22">Miscellaneous interesting facts I learned in this </text:span><text:span text:style-name="T23">Practical</text:span><text:span text:style-name="T22">…</text:span></text:p>
            <text:p text:style-name="P14"/>
            <text:p text:style-name="P14"/>
          </table:table-cell>
          <table:table-cell table:style-name="Table1.B1" office:value-type="string">
            <text:p text:style-name="P17"/>
          </table:table-cell>
        </table:table-row>
      </table:table>
      <text:p text:style-name="Standard"/>
      <text:p text:style-name="Standard"/>
      <text:p text:style-name="P4">Please paste your work <text:span text:style-name="T24">here</text:span></text:p>
      <text:p text:style-name="P18"/>
      <text:p text:style-name="Text_20_body"/>
      <text:p text:style-name="P19"><text:soft-page-break/>MY SERIAL CODE: =&gt;</text:p>
      <text:p text:style-name="P20">countSusceptibleNeighbours:</text:p>
      <text:p text:style-name="Text_20_body">#include "vars_defs_functions.h"</text:p>
      <text:p text:style-name="Text_20_body">int countSusceptibleNeighbours(int row, int col, CELL **current) {</text:p>
      <text:p text:style-name="Text_20_body"><text:s text:c="4"/>int count = 0;</text:p>
      <text:p text:style-name="Text_20_body"/>
      <text:p text:style-name="Text_20_body"><text:s text:c="4"/></text:p>
      <text:p text:style-name="Text_20_body"><text:s text:c="4"/>for (int i = -1; i &lt;= 1; i++) {</text:p>
      <text:p text:style-name="Text_20_body"><text:s text:c="8"/>for (int j = -1; j &lt;= 1; j++) {</text:p>
      <text:p text:style-name="Text_20_body"><text:s text:c="12"/>if (i == 0 &amp;&amp; j == 0) </text:p>
      <text:p text:style-name="Text_20_body"><text:tab/> <text:s text:c="5"/>continue;</text:p>
      <text:p text:style-name="Text_20_body"><text:s text:c="12"/>int neighborRow = (row + i + ROWS) % ROWS;</text:p>
      <text:p text:style-name="Text_20_body"><text:s text:c="12"/>int neighborCol = (col + j + COLS) % COLS;</text:p>
      <text:p text:style-name="Text_20_body"/>
      <text:p text:style-name="Text_20_body"><text:s text:c="10"/></text:p>
      <text:p text:style-name="Text_20_body"><text:s text:c="12"/>if (current[neighborRow][neighborCol].state == 's') {</text:p>
      <text:p text:style-name="Text_20_body"><text:s text:c="16"/>count++;</text:p>
      <text:p text:style-name="Text_20_body"><text:s text:c="12"/>}</text:p>
      <text:p text:style-name="Text_20_body"><text:s text:c="8"/>}</text:p>
      <text:p text:style-name="Text_20_body"><text:soft-page-break/><text:s text:c="4"/>}</text:p>
      <text:p text:style-name="Text_20_body"><text:s text:c="4"/>return count;</text:p>
      <text:p text:style-name="Text_20_body">}</text:p>
      <text:p text:style-name="P21"/>
      <text:p text:style-name="P22">countZombieNeighbours:</text:p>
      <text:p text:style-name="P21"/>
      <text:p text:style-name="P21">#include "vars_defs_functions.h"</text:p>
      <text:p text:style-name="P21"/>
      <text:p text:style-name="P21">int countZombieNeighbours(int row, int col, CELL **current) {</text:p>
      <text:p text:style-name="P21"><text:s text:c="4"/>int count = 0;</text:p>
      <text:p text:style-name="P21"/>
      <text:p text:style-name="P21"><text:s text:c="4"/>for (int i = -1; i &lt;= 1; i++) {</text:p>
      <text:p text:style-name="P21"><text:s text:c="8"/>for (int j = -1; j &lt;= 1; j++) {</text:p>
      <text:p text:style-name="P21"><text:s text:c="12"/>if (i == 0 &amp;&amp; j == 0) </text:p>
      <text:p text:style-name="P21"><text:s text:c="16"/>continue;</text:p>
      <text:p text:style-name="P21"><text:s text:c="12"/></text:p>
      <text:p text:style-name="P21"><text:s text:c="12"/>int neighborRow = (row + i + ROWS) % ROWS;</text:p>
      <text:p text:style-name="P21"><text:s text:c="12"/>int neighborCol = (col + j + COLS) % COLS;</text:p>
      <text:p text:style-name="P21"/>
      <text:p text:style-name="P21"><text:s text:c="12"/>if (current[neighborRow][neighborCol].state == 'Z') {</text:p>
      <text:p text:style-name="P21"><text:s text:c="16"/>count++;</text:p>
      <text:p text:style-name="P21"><text:s text:c="12"/>}</text:p>
      <text:p text:style-name="P21"><text:s text:c="8"/>}</text:p>
      <text:p text:style-name="P21"><text:s text:c="4"/>}</text:p>
      <text:p text:style-name="P21"><text:s text:c="4"/>return count;</text:p>
      <text:p text:style-name="P21">}</text:p>
      <text:p text:style-name="P21"/>
      <text:p text:style-name="P21"/>
      <text:p text:style-name="P21"/>
      <text:p text:style-name="P21"><text:soft-page-break/>#include "vars_defs_functions.h"</text:p>
      <text:p text:style-name="P21"/>
      <text:p text:style-name="P21">void decide_D_to_Empty(int row,</text:p>
      <text:p text:style-name="P21"><text:tab/><text:tab/> <text:s text:c="6"/>int col,</text:p>
      <text:p text:style-name="P21"><text:tab/><text:tab/> <text:s text:c="6"/>unsigned long *ptr_to_numD,</text:p>
      <text:p text:style-name="P21"><text:tab/><text:tab/> <text:s text:c="6"/>CELL **current,</text:p>
      <text:p text:style-name="P21"><text:tab/><text:tab/> <text:s text:c="6"/>CELL **future) {</text:p>
      <text:p text:style-name="P21"><text:s text:c="4"/>if (current[row][col].state == 'D') {</text:p>
      <text:p text:style-name="P21"><text:s text:c="8"/>current[row][col].counter_D_to_Empty++;</text:p>
      <text:p text:style-name="P21"><text:s text:c="8"/>if (current[row][col].counter_D_to_Empty &gt;= TIME_D_TO_EMPTY) {</text:p>
      <text:p text:style-name="P21"><text:s text:c="12"/>current[row][col].state = 'E'; </text:p>
      <text:p text:style-name="P21"><text:s text:c="12"/>(*ptr_to_numD)--; <text:s text:c="9"/></text:p>
      <text:p text:style-name="P21"><text:s text:c="8"/>}</text:p>
      <text:p text:style-name="P21"><text:s text:c="4"/>}</text:p>
      <text:p text:style-name="P21">}</text:p>
      <text:p text:style-name="P21"/>
      <text:p text:style-name="P21"/>
      <text:p text:style-name="P21"/>
      <text:p text:style-name="P21">#include "vars_defs_functions.h"</text:p>
      <text:p text:style-name="P21"/>
      <text:p text:style-name="P21">void decide_R_to_Z(int row, int col, unsigned long *ptr_to_numR, </text:p>
      <text:p text:style-name="P21"><text:s text:c="19"/>unsigned long *ptr_to_numZ, CELL **current, CELL **future) {</text:p>
      <text:p text:style-name="P21"><text:s text:c="4"/>if (current[row][col].counter_R_to_Z &lt;= 0) { </text:p>
      <text:p text:style-name="P21"><text:s text:c="8"/>future[row][col].state = 'Z';</text:p>
      <text:p text:style-name="P21"><text:s text:c="8"/>(*ptr_to_numZ)++;</text:p>
      <text:p text:style-name="P21"><text:s text:c="4"/>} else { </text:p>
      <text:p text:style-name="P21"><text:s text:c="8"/>future[row][col] = current[row][col];</text:p>
      <text:p text:style-name="P21"><text:s text:c="8"/>future[row][col].counter_R_to_Z--;</text:p>
      <text:p text:style-name="P21"><text:s text:c="8"/>(*ptr_to_numR)++;</text:p>
      <text:p text:style-name="P21"><text:s text:c="4"/>}</text:p>
      <text:p text:style-name="P21">}</text:p>
      <text:p text:style-name="P21"><text:soft-page-break/>#include "vars_defs_functions.h"</text:p>
      <text:p text:style-name="P21">#include &lt;stdlib.h&gt;</text:p>
      <text:p text:style-name="P21"/>
      <text:p text:style-name="P21">void decide_S_to_D(int row, int col, int num_Zombie_Neighbours,</text:p>
      <text:p text:style-name="P21"><text:s text:c="19"/>unsigned long *ptr_to_numS, unsigned long *ptr_to_numD,</text:p>
      <text:p text:style-name="P21"><text:s text:c="19"/>CELL **current, CELL **future) {</text:p>
      <text:p text:style-name="P21"><text:s text:c="4"/>float probDeath = PROB_S_TO_D;</text:p>
      <text:p text:style-name="P21"><text:s text:c="4"/>if (((float)rand() / RAND_MAX) &lt; probDeath) {</text:p>
      <text:p text:style-name="P21"><text:s text:c="8"/>future[row][col].state = 'D';</text:p>
      <text:p text:style-name="P21"><text:s text:c="8"/>future[row][col].counter_D_to_Empty = TIME_D_TO_EMPTY;</text:p>
      <text:p text:style-name="P21"><text:s text:c="8"/>(*ptr_to_numD)++;</text:p>
      <text:p text:style-name="P21"><text:s text:c="4"/>} else {</text:p>
      <text:p text:style-name="P21"><text:s text:c="8"/>future[row][col] = current[row][col];</text:p>
      <text:p text:style-name="P21"><text:s text:c="8"/>(*ptr_to_numS)++;</text:p>
      <text:p text:style-name="P21"><text:s text:c="4"/>}</text:p>
      <text:p text:style-name="P21">}</text:p>
      <text:p text:style-name="P21"/>
      <text:p text:style-name="P21">#include "vars_defs_functions.h"</text:p>
      <text:p text:style-name="P21">#include &lt;stdlib.h&gt;</text:p>
      <text:p text:style-name="P21"/>
      <text:p text:style-name="P21">void decide_S_to_ZorR(int row, int col, int num_Zombie_Neighbours, unsigned long *ptr_to_numS,</text:p>
      <text:p text:style-name="P21"><text:s text:c="23"/>unsigned long *ptr_to_numZ, unsigned long *ptr_to_numR,</text:p>
      <text:p text:style-name="P21"><text:s text:c="23"/>CELL **current, CELL **future) {</text:p>
      <text:p text:style-name="P21"><text:s text:c="4"/></text:p>
      <text:p text:style-name="P21"><text:s text:c="4"/>if (current[row][col].state == 'I') { <text:s/></text:p>
      <text:p text:style-name="P21"><text:s text:c="8"/>current[row][col].counter_I_to_Z++; </text:p>
      <text:p text:style-name="P21"/>
      <text:p text:style-name="P21"><text:s text:c="8"/>future[row][col].counter_I_to_Z = current[row][col].counter_I_to_Z; </text:p>
      <text:p text:style-name="P21"><text:s text:c="6"/></text:p>
      <text:p text:style-name="P21"><text:s text:c="7"/></text:p>
      <text:p text:style-name="P21"><text:s text:c="8"/>if (current[row][col].counter_I_to_Z &gt;= INFECTED_TO_ZOMBIE_DAYS) {</text:p>
      <text:p text:style-name="P21"><text:soft-page-break/><text:s text:c="8"/></text:p>
      <text:p text:style-name="P21"><text:s text:c="12"/>future[row][col].state = 'Z'; </text:p>
      <text:p text:style-name="P21"><text:s text:c="12"/>(*ptr_to_numZ)++; <text:s text:c="13"/></text:p>
      <text:p text:style-name="P21"><text:s text:c="12"/>(*ptr_to_numS)--; <text:s text:c="14"/></text:p>
      <text:p text:style-name="P21"><text:s text:c="9"/></text:p>
      <text:p text:style-name="P21"><text:s text:c="12"/>future[row][col].counter_I_to_Z = 0; <text:s/></text:p>
      <text:p text:style-name="P21"><text:s text:c="8"/>}</text:p>
      <text:p text:style-name="P21"><text:s text:c="4"/>} </text:p>
      <text:p text:style-name="P21"><text:s text:c="4"/>else if (current[row][col].state == 'S') { <text:s/></text:p>
      <text:p text:style-name="P21"><text:s text:c="8"/>if (num_Zombie_Neighbours &gt; 0) {</text:p>
      <text:p text:style-name="P21"><text:s text:c="7"/></text:p>
      <text:p text:style-name="P21"><text:s text:c="12"/>double prob_of_infection = BASE_PROB_S_TO_Z + (num_Zombie_Neighbours * EXTRA_PROB_S_TO_Z_PER_ZOMBIE);</text:p>
      <text:p text:style-name="P21"><text:s text:c="7"/></text:p>
      <text:p text:style-name="P21"><text:s text:c="12"/>if ((rand() / (double)RAND_MAX) &lt; prob_of_infection) {</text:p>
      <text:p text:style-name="P21"><text:s text:c="16"/>future[row][col].state = 'I'; <text:s/></text:p>
      <text:p text:style-name="P21"><text:s text:c="16"/>future[row][col].counter_I_to_Z = 0; <text:s/></text:p>
      <text:p text:style-name="P21"><text:s text:c="16"/>(*ptr_to_numS)--; <text:s text:c="12"/></text:p>
      <text:p text:style-name="P21"><text:s text:c="12"/>}</text:p>
      <text:p text:style-name="P21"><text:s text:c="8"/>}</text:p>
      <text:p text:style-name="P21"><text:s text:c="4"/>}</text:p>
      <text:p text:style-name="P21">}</text:p>
      <text:p text:style-name="P21"/>
      <text:p text:style-name="P21"/>
      <text:p text:style-name="P21"/>
      <text:p text:style-name="P21">#include "vars_defs_functions.h"</text:p>
      <text:p text:style-name="P21">#include &lt;stdlib.h&gt;</text:p>
      <text:p text:style-name="P21"/>
      <text:p text:style-name="P21"/>
      <text:p text:style-name="P21">void decide_Z_to_D(int row, int col, int num_Susceptible_Neighbours,</text:p>
      <text:p text:style-name="P21"><text:s text:c="19"/>unsigned long *ptr_to_numZ, unsigned long *ptr_to_numD,</text:p>
      <text:p text:style-name="P21"><text:s text:c="19"/>CELL **current, CELL **future) {</text:p>
      <text:p text:style-name="P21"><text:soft-page-break/><text:s text:c="4"/>float probKill = BASE_PROB_Z_TO_D + (num_Susceptible_Neighbours - MIN_NUM_S_TO_KILL_Z) * EXTRA_PROB_Z_TO_D_PER_EXTRA_S;</text:p>
      <text:p text:style-name="P21"><text:s text:c="4"/>if (num_Susceptible_Neighbours &gt;= MIN_NUM_S_TO_KILL_Z &amp;&amp; ((float)rand() / RAND_MAX) &lt; probKill) {</text:p>
      <text:p text:style-name="P21"><text:s text:c="8"/>future[row][col].state = 'D';</text:p>
      <text:p text:style-name="P21"><text:s text:c="8"/>future[row][col].counter_D_to_Empty = TIME_D_TO_EMPTY;</text:p>
      <text:p text:style-name="P21"><text:s text:c="8"/>(*ptr_to_numD)++;</text:p>
      <text:p text:style-name="P21"><text:s text:c="4"/>} else {</text:p>
      <text:p text:style-name="P21"><text:s text:c="8"/>future[row][col] = current[row][col];</text:p>
      <text:p text:style-name="P21"><text:s text:c="8"/>(*ptr_to_numZ)++;</text:p>
      <text:p text:style-name="P21"><text:s text:c="4"/>}</text:p>
      <text:p text:style-name="P21">}</text:p>
      <text:p text:style-name="P21"/>
      <text:p text:style-name="P21"/>
      <text:p text:style-name="P21"/>
      <text:p text:style-name="P21"/>
      <text:p text:style-name="P21"/>
      <text:p text:style-name="P21">#include "vars_defs_functions.h" </text:p>
      <text:p text:style-name="P21">#include &lt;stdlib.h&gt;</text:p>
      <text:p text:style-name="P21">#include &lt;time.h&gt;</text:p>
      <text:p text:style-name="P21"/>
      <text:p text:style-name="P21">void initialiseWorld(CELL **current, CELL **future,</text:p>
      <text:p text:style-name="P21"><text:s text:c="21"/>unsigned long *ptr_to_numS, unsigned long *ptr_to_numZ){</text:p>
      <text:p text:style-name="P21"/>
      <text:p text:style-name="P21"/>
      <text:p text:style-name="P21"><text:s text:c="4"/></text:p>
      <text:p text:style-name="P21"/>
      <text:p text:style-name="P21"><text:s text:c="5"/>srand(time(NULL));1</text:p>
      <text:p text:style-name="P21"/>
      <text:p text:style-name="P21"><text:s text:c="5"/>int z_row = rand() % ROWS;</text:p>
      <text:p text:style-name="P21"><text:s text:c="5"/>int z_col = rand() % COLS;</text:p>
      <text:p text:style-name="P21"/>
      <text:p text:style-name="P21"><text:soft-page-break/><text:s text:c="5"/>*ptr_to_numS = 0;</text:p>
      <text:p text:style-name="P21"><text:s text:c="5"/>*ptr_to_numZ = 0;</text:p>
      <text:p text:style-name="P21"/>
      <text:p text:style-name="P21"/>
      <text:p text:style-name="P21"><text:s text:c="5"/>for (int i = 0; i &lt; ROWS; i++) {</text:p>
      <text:p text:style-name="P21"><text:s text:c="8"/>for (int j = 0; j &lt; COLS; j++) {</text:p>
      <text:p text:style-name="P21"><text:s text:c="8"/></text:p>
      <text:p text:style-name="P21"><text:s text:c="12"/>current[i][j].state = 'S'; <text:s text:c="4"/></text:p>
      <text:p text:style-name="P21"><text:s text:c="12"/>current[i][j].counter_I_to_Z = 0;</text:p>
      <text:p text:style-name="P21"><text:s text:c="12"/>current[i][j].counter_R_to_Z = 0;</text:p>
      <text:p text:style-name="P21"><text:s text:c="12"/>current[i][j].counter_D_to_Empty = 0;</text:p>
      <text:p text:style-name="P21"><text:s text:c="12"/>current[i][j].age = 0;</text:p>
      <text:p text:style-name="P21"><text:s text:c="12"/>current[i][j].stateChange = ' ';</text:p>
      <text:p text:style-name="P21"/>
      <text:p text:style-name="P21"><text:tab/> <text:s text:c="3"/></text:p>
      <text:p text:style-name="P21"><text:tab/> <text:s text:c="3"/>future[i][j].state = 'S'; <text:s text:c="5"/></text:p>
      <text:p text:style-name="P21"><text:s text:c="12"/>future[i][j].counter_I_to_Z = 0;</text:p>
      <text:p text:style-name="P21"><text:s text:c="12"/>future[i][j].counter_R_to_Z = 0;</text:p>
      <text:p text:style-name="P21"><text:s text:c="12"/>future[i][j].counter_D_to_Empty = 0;</text:p>
      <text:p text:style-name="P21"><text:s text:c="12"/>future[i][j].age = 0;</text:p>
      <text:p text:style-name="P21"><text:s text:c="12"/>future[i][j].stateChange = ' ';</text:p>
      <text:p text:style-name="P21"/>
      <text:p text:style-name="P21"><text:tab/> <text:s text:c="15"/>if (i == z_row &amp;&amp; j == z_col) {</text:p>
      <text:p text:style-name="P21"><text:s text:c="16"/>current[i][j].state = 'Z';</text:p>
      <text:p text:style-name="P21"><text:s text:c="16"/>(*ptr_to_numZ)++;</text:p>
      <text:p text:style-name="P21"><text:s text:c="12"/>} else {</text:p>
      <text:p text:style-name="P21"><text:s text:c="16"/>(*ptr_to_numS)++;</text:p>
      <text:p text:style-name="P21"><text:s text:c="12"/>}</text:p>
      <text:p text:style-name="P21"><text:s text:c="8"/>}</text:p>
      <text:p text:style-name="P21"><text:s text:c="4"/>}</text:p>
      <text:p text:style-name="P21">}</text:p>
      <text:p text:style-name="P21"><text:soft-page-break/></text:p>
      <text:p text:style-name="P21">#include &lt;stdio.h&gt;</text:p>
      <text:p text:style-name="P21">#include "vars_defs_functions.h"</text:p>
      <text:p text:style-name="P21"/>
      <text:p text:style-name="P21">void outputDaySZRD(FILE *fp_daySZRD, int day,</text:p>
      <text:p text:style-name="P21"><text:s text:c="19"/>unsigned long numS, unsigned long numZ,</text:p>
      <text:p text:style-name="P21"><text:s text:c="19"/>unsigned long numR, unsigned long numD) {</text:p>
      <text:p text:style-name="P21"><text:s text:c="2"/></text:p>
      <text:p text:style-name="P21"><text:s text:c="4"/>fprintf(fp_daySZRD, "%d %d %d %d %d\n", day, (int)numS, (int)numZ, (int)numR, (int)numD);</text:p>
      <text:p text:style-name="P21"/>
      <text:p text:style-name="P21"><text:s text:c="4"/>#if DEBUG_LEVEL &gt; 0</text:p>
      <text:p text:style-name="P21"><text:s text:c="4"/>printf("Day %d: S = %d, Z = %d, R = %d, D = %d\n", day, (int)numS, (int)numZ, (int)numR, (int)numD);</text:p>
      <text:p text:style-name="P21"><text:s text:c="4"/>#endif</text:p>
      <text:p text:style-name="P21">}</text:p>
      <text:p text:style-name="P21"/>
      <text:p text:style-name="P21"/>
      <text:p text:style-name="P21"/>
      <text:p text:style-name="P21"><text:s text:c="5"/>#include &lt;stdio.h&gt;</text:p>
      <text:p text:style-name="P21">#include "vars_defs_functions.h"</text:p>
      <text:p text:style-name="P21"/>
      <text:p text:style-name="P21"/>
      <text:p text:style-name="P21">void outputWorld(int gen, CELL **current){</text:p>
      <text:p text:style-name="P21"/>
      <text:p text:style-name="P21"><text:s text:c="2"/>int i,j;</text:p>
      <text:p text:style-name="P21"/>
      <text:p text:style-name="P21"/>
      <text:p text:style-name="P21"><text:s text:c="2"/>char worldfilenamebuf[20];</text:p>
      <text:p text:style-name="P21"/>
      <text:p text:style-name="P21"><text:s text:c="2"/>snprintf(worldfilenamebuf, sizeof(worldfilenamebuf), "data/world%d.dat", gen);</text:p>
      <text:p text:style-name="P21"><text:s text:c="2"/>FILE *fp_world = fopen(worldfilenamebuf, "w");</text:p>
      <text:p text:style-name="P21"/>
      <text:p text:style-name="P21"><text:soft-page-break/><text:s text:c="2"/></text:p>
      <text:p text:style-name="P21"><text:s text:c="2"/></text:p>
      <text:p text:style-name="P21"><text:s text:c="2"/>for(i=0; i&lt;ROWS; i++){ </text:p>
      <text:p text:style-name="P21"><text:s text:c="4"/>for(j=0; j&lt;COLS; j++){</text:p>
      <text:p text:style-name="P21"/>
      <text:p text:style-name="P21"><text:s text:c="6"/>#if DEBUG_LEVEL &gt; 0</text:p>
      <text:p text:style-name="P21"><text:s text:c="6"/>printf("%c ", current[i][j].state);</text:p>
      <text:p text:style-name="P21"><text:s text:c="6"/>#endif</text:p>
      <text:p text:style-name="P21"><text:s text:c="6"/></text:p>
      <text:p text:style-name="P21"><text:s text:c="6"/>fprintf(fp_world, "%c ", current[i][j].state);</text:p>
      <text:p text:style-name="P21"/>
      <text:p text:style-name="P21"><text:s text:c="4"/>}</text:p>
      <text:p text:style-name="P21"/>
      <text:p text:style-name="P21"><text:s text:c="4"/>#if DEBUG_LEVEL &gt; 0</text:p>
      <text:p text:style-name="P21"><text:s text:c="4"/>printf("\n");</text:p>
      <text:p text:style-name="P21"><text:s text:c="4"/>#endif</text:p>
      <text:p text:style-name="P21"><text:s text:c="4"/></text:p>
      <text:p text:style-name="P21"><text:s text:c="4"/>fprintf(fp_world,"\n");</text:p>
      <text:p text:style-name="P21"/>
      <text:p text:style-name="P21"><text:s text:c="2"/>}</text:p>
      <text:p text:style-name="P21"/>
      <text:p text:style-name="P21"><text:s text:c="2"/>fclose(fp_world);</text:p>
      <text:p text:style-name="P21"/>
      <text:p text:style-name="P21">}</text:p>
      <text:p text:style-name="P21"/>
      <text:p text:style-name="P21"/>
      <text:p text:style-name="P21">#include "vars_defs_functions.h"</text:p>
      <text:p text:style-name="P21">#include &lt;stdio.h&gt;</text:p>
      <text:p text:style-name="P21">#include &lt;stdlib.h&gt;</text:p>
      <text:p text:style-name="P21"/>
      <text:p text:style-name="P21">int main() {</text:p>
      <text:p text:style-name="P21"><text:soft-page-break/><text:s text:c="4"/></text:p>
      <text:p text:style-name="P21"><text:s text:c="4"/>unsigned long numS = 0, numZ = 0, numR = 0, numD = 0;</text:p>
      <text:p text:style-name="P21"/>
      <text:p text:style-name="P21"><text:s text:c="4"/>CELL **current = malloc(ROWS * sizeof(CELL *));</text:p>
      <text:p text:style-name="P21"><text:s text:c="4"/>CELL **future = malloc(ROWS * sizeof(CELL *));</text:p>
      <text:p text:style-name="P21"><text:s text:c="4"/>for (int i = 0; i &lt; ROWS; i++) {</text:p>
      <text:p text:style-name="P21"><text:s text:c="8"/>current[i] = malloc(COLS * sizeof(CELL));</text:p>
      <text:p text:style-name="P21"><text:s text:c="8"/>future[i] = malloc(COLS * sizeof(CELL));</text:p>
      <text:p text:style-name="P21"><text:s text:c="4"/>}</text:p>
      <text:p text:style-name="P21"/>
      <text:p text:style-name="P21"><text:s text:c="3"/></text:p>
      <text:p text:style-name="P21"><text:s text:c="4"/>initialiseWorld(current, future, &amp;numS, &amp;numZ);</text:p>
      <text:p text:style-name="P21"/>
      <text:p text:style-name="P21"><text:s text:c="4"/>FILE *fp_daySZRD = fopen("data/daySZRD.dat", "w");</text:p>
      <text:p text:style-name="P21"><text:s text:c="4"/>if (!fp_daySZRD) {</text:p>
      <text:p text:style-name="P21"><text:s text:c="8"/>perror("Failed to open daySZRD.dat");</text:p>
      <text:p text:style-name="P21"><text:s text:c="8"/>return 1; </text:p>
      <text:p text:style-name="P21"><text:s text:c="4"/>}</text:p>
      <text:p text:style-name="P21"/>
      <text:p text:style-name="P21"><text:s text:c="3"/></text:p>
      <text:p text:style-name="P21"><text:s text:c="4"/>for (int day = 1; day &lt;= TOTAL_DAYS; day++) {</text:p>
      <text:p text:style-name="P21"><text:s text:c="7"/></text:p>
      <text:p text:style-name="P21"><text:s text:c="8"/>numS = numZ = numR = numD = 0;</text:p>
      <text:p text:style-name="P21"/>
      <text:p text:style-name="P21"><text:s text:c="7"/></text:p>
      <text:p text:style-name="P21"><text:s text:c="8"/>for (int i = 0; i &lt; ROWS; i++) {</text:p>
      <text:p text:style-name="P21"><text:s text:c="12"/>for (int j = 0; j &lt; COLS; j++) {</text:p>
      <text:p text:style-name="P21"><text:s text:c="16"/>int zombieCount = countZombieNeighbours(i, j, current);</text:p>
      <text:p text:style-name="P21"><text:s text:c="16"/>int susceptibleCount = countSusceptibleNeighbours(i, j, current);</text:p>
      <text:p text:style-name="P21"/>
      <text:p text:style-name="P21"><text:s text:c="13"/></text:p>
      <text:p text:style-name="P21"><text:soft-page-break/><text:s text:c="16"/>switch (current[i][j].state) {</text:p>
      <text:p text:style-name="P21"><text:s text:c="20"/>case 'S': </text:p>
      <text:p text:style-name="P21"><text:s text:c="24"/>decide_S_to_ZorR(i, j, zombieCount, &amp;numS, &amp;numZ, &amp;numR, current, future);</text:p>
      <text:p text:style-name="P21"><text:tab/><text:tab/><text:tab/>numS++;</text:p>
      <text:p text:style-name="P21"><text:s text:c="24"/>break;</text:p>
      <text:p text:style-name="P21"><text:tab/><text:tab/>case 'I':</text:p>
      <text:p text:style-name="P21"><text:s text:c="9"/>decide_S_to_ZorR(i, j, zombieCount, &amp;numS, &amp;numZ, &amp;numR, current, future); </text:p>
      <text:p text:style-name="P21"><text:s text:c="24"/>break;</text:p>
      <text:p text:style-name="P21"><text:s text:c="20"/>case 'Z': </text:p>
      <text:p text:style-name="P21"><text:s text:c="24"/>decide_Z_to_D(i, j, susceptibleCount, &amp;numZ, &amp;numD, current, future); </text:p>
      <text:p text:style-name="P21"><text:s text:c="24"/>break;</text:p>
      <text:p text:style-name="P21"><text:s text:c="20"/>case 'R': </text:p>
      <text:p text:style-name="P21"><text:s text:c="24"/>decide_R_to_Z(i, j, &amp;numR, &amp;numZ, current, future); </text:p>
      <text:p text:style-name="P21"><text:s text:c="24"/>break;</text:p>
      <text:p text:style-name="P21"><text:s text:c="20"/>case 'D': </text:p>
      <text:p text:style-name="P21"><text:s text:c="24"/>decide_D_to_Empty(i, j, &amp;numD, current, future); </text:p>
      <text:p text:style-name="P21"><text:s text:c="24"/>break;</text:p>
      <text:p text:style-name="P21"><text:s text:c="16"/>}</text:p>
      <text:p text:style-name="P21"><text:s text:c="12"/>}</text:p>
      <text:p text:style-name="P21"><text:s text:c="8"/>}</text:p>
      <text:p text:style-name="P21"/>
      <text:p text:style-name="P21"><text:s/>outputDaySZRD(fp_daySZRD, day, numS, numZ, numR, numD);</text:p>
      <text:p text:style-name="P21"/>
      <text:p text:style-name="P21"><text:s text:c="6"/></text:p>
      <text:p text:style-name="P21"><text:s text:c="8"/></text:p>
      <text:p text:style-name="P21"><text:s text:c="8"/>outputWorld(day, current);</text:p>
      <text:p text:style-name="P21"/>
      <text:p text:style-name="P21"><text:s text:c="7"/></text:p>
      <text:p text:style-name="P21"><text:s text:c="8"/>for (int i = 0; i &lt; ROWS; i++) {</text:p>
      <text:p text:style-name="P21"><text:s text:c="12"/>for (int j = 0; j &lt; COLS; j++) {</text:p>
      <text:p text:style-name="P21"><text:s text:c="16"/>current[i][j] = future[i][j]; </text:p>
      <text:p text:style-name="P21"><text:soft-page-break/><text:s text:c="12"/>}</text:p>
      <text:p text:style-name="P21"><text:s text:c="8"/>}</text:p>
      <text:p text:style-name="P21"><text:s text:c="4"/>}</text:p>
      <text:p text:style-name="P21"/>
      <text:p text:style-name="P21"/>
      <text:p text:style-name="P21"><text:s text:c="4"/>fclose(fp_daySZRD);</text:p>
      <text:p text:style-name="P21"/>
      <text:p text:style-name="P21"><text:s text:c="4"/></text:p>
      <text:p text:style-name="P21"><text:s text:c="4"/>fp_daySZRD = fopen("data/daySZRD.dat", "r");</text:p>
      <text:p text:style-name="P21"><text:s text:c="4"/>if (!fp_daySZRD) {</text:p>
      <text:p text:style-name="P21"><text:s text:c="8"/>perror("Failed to reopen daySZRD.dat");</text:p>
      <text:p text:style-name="P21"><text:s text:c="8"/>return 1;</text:p>
      <text:p text:style-name="P21"><text:s text:c="4"/>}</text:p>
      <text:p text:style-name="P21"/>
      <text:p text:style-name="P21"><text:s text:c="4"/>fclose(fp_daySZRD);</text:p>
      <text:p text:style-name="P21"/>
      <text:p text:style-name="P21"/>
      <text:p text:style-name="P21"><text:s text:c="4"/>for (int i = 0; i &lt; ROWS; i++) {</text:p>
      <text:p text:style-name="P21"><text:s text:c="8"/>free(current[i]);</text:p>
      <text:p text:style-name="P21"><text:s text:c="8"/>free(future[i]);</text:p>
      <text:p text:style-name="P21"><text:s text:c="4"/>}</text:p>
      <text:p text:style-name="P21"><text:s text:c="4"/>free(current);</text:p>
      <text:p text:style-name="P21"><text:s text:c="4"/>free(future);</text:p>
      <text:p text:style-name="P21"/>
      <text:p text:style-name="P21"><text:s text:c="4"/>return 0;</text:p>
      <text:p text:style-name="P21">}</text:p>
      <text:p text:style-name="P21"/>
      <text:p text:style-name="P21"/>
      <text:p text:style-name="P21">//</text:p>
      <text:p text:style-name="P21">// Global Variables and Definitions</text:p>
      <text:p text:style-name="P21">// All times are in days</text:p>
      <text:p text:style-name="P21"><text:soft-page-break/>// Probabilities must be between 0.0 and 1.0 inclusive</text:p>
      <text:p text:style-name="P21">//</text:p>
      <text:p text:style-name="P21"/>
      <text:p text:style-name="P21">#include &lt;stdio.h&gt;</text:p>
      <text:p text:style-name="P21"/>
      <text:p text:style-name="P21">#ifndef VARS_AND_DEFS</text:p>
      <text:p text:style-name="P21">#define VARS_AND_DEFS</text:p>
      <text:p text:style-name="P21"/>
      <text:p text:style-name="P21">#define DEBUG_LEVEL 1</text:p>
      <text:p text:style-name="P21"/>
      <text:p text:style-name="P21">#define ROWS 10</text:p>
      <text:p text:style-name="P21">#define COLS 10</text:p>
      <text:p text:style-name="P21">#define TOTAL_DAYS 20</text:p>
      <text:p text:style-name="P21"/>
      <text:p text:style-name="P21">#define WORLD_OUTPUT_INTERVAL 1</text:p>
      <text:p text:style-name="P21"/>
      <text:p text:style-name="P21">//CHANCES OF INFECTION</text:p>
      <text:p text:style-name="P21">#define BASE_PROB_S_TO_Z 0.30</text:p>
      <text:p text:style-name="P21">// 30% chance with 1 zombie</text:p>
      <text:p text:style-name="P21">#define EXTRA_PROB_S_TO_Z_PER_ZOMBIE 0.10</text:p>
      <text:p text:style-name="P21">// +10% for each additional zombie</text:p>
      <text:p text:style-name="P21"/>
      <text:p text:style-name="P21"/>
      <text:p text:style-name="P21">#define MIN_NUM_S_TO_KILL_Z 3</text:p>
      <text:p text:style-name="P21"/>
      <text:p text:style-name="P21">#define BASE_PROB_Z_TO_D 0.50</text:p>
      <text:p text:style-name="P21">// 50% chance with 3 susceptibles/infecteds</text:p>
      <text:p text:style-name="P21">#define EXTRA_PROB_Z_TO_D_PER_EXTRA_S 0.10</text:p>
      <text:p text:style-name="P21">// +10% for each extra susceptible/infected</text:p>
      <text:p text:style-name="P21"/>
      <text:p text:style-name="P21">// Natural Death</text:p>
      <text:p text:style-name="P21"><text:soft-page-break/>#define PROB_S_TO_D 0.0067 </text:p>
      <text:p text:style-name="P21">#define DAILY_DEATHS_PER_1000 6.7</text:p>
      <text:p text:style-name="P21"/>
      <text:p text:style-name="P21">// Birth Rate</text:p>
      <text:p text:style-name="P21">#define BASE_PROB_NEW_S 0.35</text:p>
      <text:p text:style-name="P21">// Birth rate</text:p>
      <text:p text:style-name="P21"/>
      <text:p text:style-name="P21">#define INFECTED_TO_ZOMBIE_DAYS 2</text:p>
      <text:p text:style-name="P21"/>
      <text:p text:style-name="P21">// Time for dead cell to empty</text:p>
      <text:p text:style-name="P21">#define TIME_D_TO_EMPTY 3</text:p>
      <text:p text:style-name="P21"/>
      <text:p text:style-name="P21">#define MIN_TIME_R_TO_Z 1</text:p>
      <text:p text:style-name="P21">#define MAX_TIME_R_TO_Z 3</text:p>
      <text:p text:style-name="P21"/>
      <text:p text:style-name="P21">typedef struct cell {</text:p>
      <text:p text:style-name="P21"><text:s text:c="4"/>char state; <text:s text:c="13"/></text:p>
      <text:p text:style-name="P21"><text:s text:c="4"/>int counter_I_to_Z; <text:s text:c="4"/></text:p>
      <text:p text:style-name="P21"><text:s text:c="4"/>int counter_R_to_Z; <text:s text:c="5"/></text:p>
      <text:p text:style-name="P21"><text:s text:c="4"/>int counter_D_to_Empty; <text:s/></text:p>
      <text:p text:style-name="P21"><text:s text:c="4"/>int age; <text:s text:c="11"/></text:p>
      <text:p text:style-name="P21"><text:s text:c="4"/>char stateChange; <text:s text:c="7"/></text:p>
      <text:p text:style-name="P21">} CELL;</text:p>
      <text:p text:style-name="P21"/>
      <text:p text:style-name="P21"/>
      <text:p text:style-name="P21">void initialiseWorld(CELL **current,</text:p>
      <text:p text:style-name="P21"><text:tab/><text:tab/> <text:s text:c="4"/>CELL **future,</text:p>
      <text:p text:style-name="P21"><text:tab/><text:tab/> <text:s text:c="4"/>unsigned long *ptr_to_numS,</text:p>
      <text:p text:style-name="P21"><text:tab/><text:tab/> <text:s text:c="4"/>unsigned long *ptr_to_numZ);</text:p>
      <text:p text:style-name="P21"/>
      <text:p text:style-name="P21">void outputWorld(int day,</text:p>
      <text:p text:style-name="P21"><text:soft-page-break/><text:tab/><text:tab/> CELL **current);</text:p>
      <text:p text:style-name="P21"/>
      <text:p text:style-name="P21">void outputDaySZRD(FILE *fp_daySZRD, int day,</text:p>
      <text:p text:style-name="P21"><text:tab/><text:tab/> <text:s text:c="3"/>unsigned long numS,</text:p>
      <text:p text:style-name="P21"><text:tab/><text:tab/> <text:s text:c="3"/>unsigned long numZ,</text:p>
      <text:p text:style-name="P21"><text:tab/><text:tab/> <text:s text:c="3"/>unsigned long numR,</text:p>
      <text:p text:style-name="P21"><text:tab/><text:tab/> <text:s text:c="3"/>unsigned long numD);</text:p>
      <text:p text:style-name="P21"/>
      <text:p text:style-name="P21">int countZombieNeighbours(int row,</text:p>
      <text:p text:style-name="P21"><text:tab/><text:tab/><text:tab/> <text:s text:c="3"/>int col,</text:p>
      <text:p text:style-name="P21"><text:tab/><text:tab/><text:tab/> <text:s text:c="3"/>CELL **current);</text:p>
      <text:p text:style-name="P21"/>
      <text:p text:style-name="P21">int countSusceptibleNeighbours(int row,</text:p>
      <text:p text:style-name="P21"><text:tab/><text:tab/><text:tab/> <text:s text:c="6"/>int col,</text:p>
      <text:p text:style-name="P21"><text:tab/><text:tab/><text:tab/> <text:s text:c="6"/>CELL **current);</text:p>
      <text:p text:style-name="P21"/>
      <text:p text:style-name="P21">void decide_S_to_ZorR(int row,</text:p>
      <text:p text:style-name="P21"><text:tab/><text:tab/> <text:s text:c="5"/>int col,</text:p>
      <text:p text:style-name="P21"><text:tab/><text:tab/> <text:s text:c="5"/>int num_Zombie_Neighbours,</text:p>
      <text:p text:style-name="P21"><text:tab/><text:tab/> <text:s text:c="5"/>unsigned long *ptr_to_numS,</text:p>
      <text:p text:style-name="P21"><text:tab/><text:tab/> <text:s text:c="5"/>unsigned long *ptr_to_numZ,</text:p>
      <text:p text:style-name="P21"><text:tab/><text:tab/> <text:s text:c="5"/>unsigned long *ptr_to_numR,</text:p>
      <text:p text:style-name="P21"><text:tab/><text:tab/> <text:s text:c="5"/>CELL **current,</text:p>
      <text:p text:style-name="P21"><text:tab/><text:tab/> <text:s text:c="5"/>CELL **future);</text:p>
      <text:p text:style-name="P21"/>
      <text:p text:style-name="P21"/>
      <text:p text:style-name="P21">void decide_S_to_D(int row,</text:p>
      <text:p text:style-name="P21"><text:tab/><text:tab/> <text:s text:c="2"/>int col,</text:p>
      <text:p text:style-name="P21"><text:tab/><text:tab/> <text:s text:c="2"/>int num_Zombie_Neighbours,</text:p>
      <text:p text:style-name="P21"><text:tab/><text:tab/> <text:s text:c="2"/>unsigned long *ptr_to_numS,</text:p>
      <text:p text:style-name="P21"><text:tab/><text:tab/> <text:s text:c="2"/>unsigned long *ptr_to_numD,</text:p>
      <text:p text:style-name="P21"><text:soft-page-break/><text:tab/><text:tab/> <text:s text:c="2"/>CELL **current,</text:p>
      <text:p text:style-name="P21"><text:tab/><text:tab/> <text:s text:c="2"/>CELL **future);</text:p>
      <text:p text:style-name="P21"/>
      <text:p text:style-name="P21"/>
      <text:p text:style-name="P21">void decide_Z_to_D(int row,</text:p>
      <text:p text:style-name="P21"><text:tab/><text:tab/> <text:s text:c="2"/>int col,</text:p>
      <text:p text:style-name="P21"><text:tab/><text:tab/> <text:s text:c="2"/>int num_Susceptible_Neighbours,</text:p>
      <text:p text:style-name="P21"><text:tab/><text:tab/> <text:s text:c="2"/>unsigned long *ptr_to_numZ,</text:p>
      <text:p text:style-name="P21"><text:tab/><text:tab/> <text:s text:c="2"/>unsigned long *ptr_to_numD,</text:p>
      <text:p text:style-name="P21"><text:tab/><text:tab/> <text:s text:c="2"/>CELL **current,</text:p>
      <text:p text:style-name="P21"><text:tab/><text:tab/> <text:s text:c="2"/>CELL **future);</text:p>
      <text:p text:style-name="P21"/>
      <text:p text:style-name="P21"/>
      <text:p text:style-name="P21">void decide_R_to_Z(int row,</text:p>
      <text:p text:style-name="P21"><text:tab/><text:tab/> <text:s text:c="2"/>int col,</text:p>
      <text:p text:style-name="P21"><text:tab/><text:tab/> <text:s text:c="2"/>unsigned long *ptr_to_numR,</text:p>
      <text:p text:style-name="P21"><text:tab/><text:tab/> <text:s text:c="2"/>unsigned long *ptr_to_numZ,</text:p>
      <text:p text:style-name="P21"><text:tab/><text:tab/> <text:s text:c="2"/>CELL **current,</text:p>
      <text:p text:style-name="P21"><text:tab/><text:tab/> <text:s text:c="2"/>CELL **future);</text:p>
      <text:p text:style-name="P21"/>
      <text:p text:style-name="P21"/>
      <text:p text:style-name="P21">void decide_D_to_Empty(int row,</text:p>
      <text:p text:style-name="P21"><text:tab/><text:tab/> <text:s text:c="6"/>int col,</text:p>
      <text:p text:style-name="P21"><text:tab/><text:tab/> <text:s text:c="6"/>unsigned long *ptr_to_numD,</text:p>
      <text:p text:style-name="P21"><text:tab/><text:tab/> <text:s text:c="6"/>CELL **current,</text:p>
      <text:p text:style-name="P21"><text:tab/><text:tab/> <text:s text:c="6"/>CELL **future);</text:p>
      <text:p text:style-name="P21"/>
      <text:p text:style-name="P21">#endif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4cm" fo:margin-bottom="0.3cm" style:contextual-spacing="false" fo:keep-together="always" fo:keep-with-next="always"/>
      <style:text-properties fo:color="#283138" loext:opacity="100%" fo:font-size="18pt" fo:font-weight="bold" style:font-name-asian="Times New Roman" style:font-family-asian="'Times New Roman'" style:font-family-generic-asian="system" style:font-pitch-asian="variable" style:font-size-asian="18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4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19</text:page-number><text:span text:style-name="MT1"><text:s/>of </text:span><text:page-count>1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0</meta:editing-cycles>
    <meta:creation-date>2016-12-08T01:36:00</meta:creation-date>
    <dc:date>2024-11-15T23:30:29.177883320</dc:date>
    <dc:language>en-IE</dc:language>
    <meta:editing-duration>PT58M2S</meta:editing-duration>
    <meta:generator>LibreOffice/24.8.2.1$Linux_X86_64 LibreOffice_project/480$Build-1</meta:generator>
    <meta:document-statistic meta:table-count="1" meta:image-count="0" meta:object-count="0" meta:page-count="19" meta:paragraph-count="397" meta:word-count="1556" meta:character-count="13473" meta:non-whitespace-character-count="98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